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11<text:line-break/> – Arco 210 – Risulta finanziato da Antonio Francesco Pastarini.<text:line-break/></text:span></text:p>
        </text:list-item>
      </text:list>
      <text:p text:style-name="Text_20_body">PIA UNIO<text:line-break/>SEXCENTORUM<text:line-break/>S. ANDREAE AVELLINI<text:line-break/>SUN PROTECTIONE<text:line-break/>B.M.V.<text:line-break/>LAURETANA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04:25.93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23" meta:character-count="150"/>
  </office:meta>
</office:document-meta>
</file>